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(xi-mean(x))²</text:p>
          </table:table-cell>
          <table:table-cell office:value-type="string" calcext:value-type="string">
            <text:p>(yi-mean(y))²</text:p>
          </table:table-cell>
          <table:table-cell office:value-type="string" calcext:value-type="string">
            <text:p>D*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([.A2]-3)*([.A2]-3)" office:value-type="float" office:value="4" calcext:value-type="float">
            <text:p>4</text:p>
          </table:table-cell>
          <table:table-cell table:formula="of:=([.B2]-2.8)*([.B2]-2.8)" office:value-type="float" office:value="3.24" calcext:value-type="float">
            <text:p>3.24</text:p>
          </table:table-cell>
          <table:table-cell table:formula="of:=([.A2]-3)*([.B2]-2.8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3]-3)*([.A3]-3)" office:value-type="float" office:value="1" calcext:value-type="float">
            <text:p>1</text:p>
          </table:table-cell>
          <table:table-cell table:formula="of:=([.B3]-2.8)*([.B3]-2.8)" office:value-type="float" office:value="0.0400000000000001" calcext:value-type="float">
            <text:p>0.04</text:p>
          </table:table-cell>
          <table:table-cell table:formula="of:=([.A3]-3)*([.B3]-2.8)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4]-3)*([.A4]-3)" office:value-type="float" office:value="1" calcext:value-type="float">
            <text:p>1</text:p>
          </table:table-cell>
          <table:table-cell table:formula="of:=([.B4]-2.8)*([.B4]-2.8)" office:value-type="float" office:value="0.0400000000000001" calcext:value-type="float">
            <text:p>0.04</text:p>
          </table:table-cell>
          <table:table-cell table:formula="of:=([.A4]-3)*([.B4]-2.8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5]-3)*([.A5]-3)" office:value-type="float" office:value="0" calcext:value-type="float">
            <text:p>0</text:p>
          </table:table-cell>
          <table:table-cell table:formula="of:=([.B5]-2.8)*([.B5]-2.8)" office:value-type="float" office:value="0.64" calcext:value-type="float">
            <text:p>0.64</text:p>
          </table:table-cell>
          <table:table-cell table:formula="of:=([.A5]-3)*([.B5]-2.8)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([.A6]-3)*([.A6]-3)" office:value-type="float" office:value="4" calcext:value-type="float">
            <text:p>4</text:p>
          </table:table-cell>
          <table:table-cell table:formula="of:=([.B6]-2.8)*([.B6]-2.8)" office:value-type="float" office:value="4.84" calcext:value-type="float">
            <text:p>4.84</text:p>
          </table:table-cell>
          <table:table-cell table:formula="of:=([.A6]-3)*([.B6]-2.8)" office:value-type="float" office:value="4.4" calcext:value-type="float">
            <text:p>4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n(x)</text:p>
          </table:table-cell>
          <table:table-cell table:formula="of:=SUM([.A2:.A6])/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ce(x)</text:p>
          </table:table-cell>
          <table:table-cell table:formula="of:=SUM([.D2:.D6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(y)</text:p>
          </table:table-cell>
          <table:table-cell table:formula="of:=SUM([.B2:.B6])/5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ariance(x,y)</text:p>
          </table:table-cell>
          <table:table-cell table:formula="of:=SUM([.F2:.F6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table:style-name="ce1" table:formula="of:=[.B11]/[.B9]" office:value-type="float" office:value="0.8" calcext:value-type="float">
            <text:p>0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</text:p>
          </table:table-cell>
          <table:table-cell table:formula="of:=[.B10]-[.B13]*[.B8]" office:value-type="float" office:value="0.4" calcext:value-type="float">
            <text:p>0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3:45:40.395662908</meta:creation-date>
    <dc:date>2017-06-29T14:07:50.434201422</dc:date>
    <meta:editing-duration>PT11M49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